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background-color="#ffff00"/>
    </style:style>
    <style:style style:name="P2" style:family="paragraph" style:parent-style-name="Default">
      <style:text-properties officeooo:paragraph-rsid="00138b9d"/>
    </style:style>
    <style:style style:name="P3" style:family="paragraph" style:parent-style-name="Default" style:master-page-name="Standard">
      <style:paragraph-properties style:page-number="auto"/>
    </style:style>
    <style:style style:name="P4" style:family="paragraph" style:parent-style-name="Standard">
      <style:text-properties officeooo:paragraph-rsid="00138b9d"/>
    </style:style>
    <style:style style:name="P5" style:family="paragraph" style:parent-style-name="Standard">
      <style:text-properties officeooo:rsid="00138b9d" officeooo:paragraph-rsid="00138b9d"/>
    </style:style>
    <style:style style:name="P6" style:family="paragraph" style:parent-style-name="Standard">
      <style:paragraph-properties fo:break-before="page"/>
      <style:text-properties officeooo:rsid="00138b9d" officeooo:paragraph-rsid="00138b9d"/>
    </style:style>
    <style:style style:name="T1" style:family="text">
      <style:text-properties style:use-window-font-color="true" loext:opacity="0%" style:font-name="Arial" fo:font-size="11pt" style:font-size-asian="11pt" style:font-name-complex="Arial1" style:font-size-complex="11pt"/>
    </style:style>
    <style:style style:name="T2" style:family="text">
      <style:text-properties style:use-window-font-color="true" loext:opacity="0%" style:font-name="Arial" fo:font-size="11pt" style:font-size-asian="11pt" style:font-name-complex="Arial1" style:font-size-complex="11pt"/>
    </style:style>
    <style:style style:name="T3" style:family="text">
      <style:text-properties style:use-window-font-color="true" loext:opacity="0%" style:font-name="Arial" fo:font-size="11pt" fo:background-color="#ffff00" loext:char-shading-value="0" style:font-size-asian="11pt" style:font-name-complex="Arial1" style:font-size-complex="11pt"/>
    </style:style>
    <style:style style:name="T4" style:family="text">
      <style:text-properties style:use-window-font-color="true" loext:opacity="0%" style:font-name="Arial" fo:font-size="11pt" fo:background-color="transparent" loext:char-shading-value="0" style:font-size-asian="11pt" style:font-name-complex="Arial1" style:font-size-complex="11pt"/>
    </style:style>
    <style:style style:name="T5" style:family="text">
      <style:text-properties style:font-name="Arial" style:font-name-complex="Arial1"/>
    </style:style>
    <style:style style:name="Sect1" style:family="section">
      <style:section-properties text:dont-balance-text-columns="true" style:editable="false">
        <style:columns fo:column-count="4" fo:column-gap="0.4917in">
          <style:column style:rel-width="16383*" fo:start-indent="0in" fo:end-indent="0.2457in"/>
          <style:column style:rel-width="16383*" fo:start-indent="0.2457in" fo:end-indent="0.2457in"/>
          <style:column style:rel-width="16383*" fo:start-indent="0.2457in" fo:end-indent="0.2457in"/>
          <style:column style:rel-width="16386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text:span text:style-name="T1">Abo</text:span><text:bookmark text:name="_GoBack"/><text:span text:style-name="T1">ndance </text:span></text:p>
        <text:p text:style-name="Default"><text:span text:style-name="T1">Acceptation </text:span></text:p>
        <text:p text:style-name="Default"><text:span text:style-name="T1">Accessibilité </text:span></text:p>
        <text:p text:style-name="Default"><text:span text:style-name="T1">Accomplissement </text:span></text:p>
        <text:p text:style-name="Default"><text:span text:style-name="T1">Achèvement </text:span></text:p>
        <text:p text:style-name="Default"><text:span text:style-name="T1">Actualité </text:span></text:p>
        <text:p text:style-name="Default"><text:span text:style-name="T1">Adaptabilité </text:span></text:p>
        <text:p text:style-name="Default"><text:span text:style-name="T1">Adoration </text:span></text:p>
        <text:p text:style-name="Default"><text:span text:style-name="T1">Affection </text:span></text:p>
        <text:p text:style-name="Default"><text:span text:style-name="T1">Affluence </text:span></text:p>
        <text:p text:style-name="Default"><text:span text:style-name="T1">Agilité </text:span></text:p>
        <text:p text:style-name="Default"><text:span text:style-name="T1">Agressivité </text:span></text:p>
        <text:p text:style-name="Default"><text:span text:style-name="T1">Altruisme </text:span></text:p>
        <text:p text:style-name="Default"><text:span text:style-name="T1">Ambition </text:span></text:p>
        <text:p text:style-name="Default"><text:span text:style-name="T1">Anticipation </text:span></text:p>
        <text:p text:style-name="Default"><text:span text:style-name="T1">Appréciation </text:span></text:p>
        <text:p text:style-name="Default"><text:span text:style-name="T1">Assertivité </text:span></text:p>
        <text:p text:style-name="Default"><text:span text:style-name="T1">Assurance </text:span></text:p>
        <text:p text:style-name="Default"><text:span text:style-name="T1">Astucieux </text:span></text:p>
        <text:p text:style-name="Default"><text:span text:style-name="T1">Attentisme </text:span></text:p>
        <text:p text:style-name="Default"><text:span text:style-name="T1">Attraction </text:span></text:p>
        <text:p text:style-name="Default"><text:span text:style-name="T1">Audace </text:span></text:p>
        <text:p text:style-name="Default"><text:span text:style-name="T3">Auto-discipline</text:span><text:span text:style-name="T1"> </text:span></text:p>
        <text:p text:style-name="Default"><text:span text:style-name="T3">Autonomie</text:span><text:span text:style-name="T1"> </text:span></text:p>
        <text:p text:style-name="Default"><text:span text:style-name="T3">Aventure</text:span><text:span text:style-name="T1"> </text:span></text:p>
        <text:p text:style-name="Default"><text:span text:style-name="T1">Beauté </text:span></text:p>
        <text:p text:style-name="Default"><text:span text:style-name="T1">Bienveillance </text:span></text:p>
        <text:p text:style-name="Default"><text:span text:style-name="T3">Bonheur</text:span><text:span text:style-name="T1"> </text:span></text:p>
        <text:p text:style-name="Default"><text:span text:style-name="T1">Bravoure </text:span></text:p>
        <text:p text:style-name="Default"><text:span text:style-name="T1">Calme </text:span></text:p>
        <text:p text:style-name="Default"><text:span text:style-name="T1">Camaraderie </text:span></text:p>
        <text:p text:style-name="Default"><text:span text:style-name="T1">Candeur </text:span></text:p>
        <text:p text:style-name="Default"><text:span text:style-name="T1">Caritatif </text:span></text:p>
        <text:p text:style-name="Default"><text:span text:style-name="T1">Célébrité </text:span></text:p>
        <text:p text:style-name="Default"><text:span text:style-name="T1">Certitude </text:span></text:p>
        <text:p text:style-name="Default"><text:span text:style-name="T1">Chaleur </text:span></text:p>
        <text:p text:style-name="Default"><text:span text:style-name="T1">Charme </text:span></text:p>
        <text:p text:style-name="Default"><text:span text:style-name="T1">Chasteté </text:span></text:p>
        <text:p text:style-name="Default"><text:span text:style-name="T1">Clarté </text:span></text:p>
        <text:p text:style-name="Default"><text:span text:style-name="T1">Cohérence </text:span></text:p>
        <text:p text:style-name="Default"><text:span text:style-name="T1">Compassion </text:span></text:p>
        <text:p text:style-name="Default"><text:span text:style-name="T1">Compétence </text:span></text:p>
        <text:p text:style-name="Default"><text:span text:style-name="T1">Compréhension </text:span></text:p>
        <text:p text:style-name="Default"><text:span text:style-name="T1">Concentration </text:span></text:p>
        <text:p text:style-name="Default"><text:span text:style-name="T3">Confiance en soi</text:span><text:span text:style-name="T1"> </text:span></text:p>
        <text:p text:style-name="Default"><text:span text:style-name="T1">Conformité </text:span></text:p>
        <text:p text:style-name="Default"><text:span text:style-name="T1">Confort </text:span></text:p>
        <text:p text:style-name="Default"><text:span text:style-name="T1">Connexion </text:span></text:p>
        <text:p text:style-name="Default"><text:span text:style-name="T1">Conscience </text:span></text:p>
        <text:p text:style-name="Default"><text:span text:style-name="T1">Contentement </text:span></text:p>
        <text:p text:style-name="Default"><text:span text:style-name="T1">Continuité </text:span></text:p>
        <text:p text:style-name="Default"><text:span text:style-name="T1">Contribution </text:span></text:p>
        <text:p text:style-name="Default"><text:span text:style-name="T1">Contrôle </text:span></text:p>
        <text:p text:style-name="Default"><text:span text:style-name="T1">Conviction </text:span></text:p>
        <text:p text:style-name="Default"><text:span text:style-name="T1">Convivialité </text:span></text:p>
        <text:p text:style-name="Default"><text:span text:style-name="T1">Coopération </text:span></text:p>
        <text:p text:style-name="Default"><text:span text:style-name="T1">Cordialité </text:span></text:p>
        <text:p text:style-name="Default"><text:span text:style-name="T1">Courage </text:span></text:p>
        <text:p text:style-name="Default"><text:span text:style-name="T1">Courtoisie </text:span></text:p>
        <text:p text:style-name="Default"><text:span text:style-name="T1">Créativité </text:span></text:p>
        <text:p text:style-name="Default"><text:span text:style-name="T1">Crédibilité </text:span></text:p>
        <text:p text:style-name="Default"><text:span text:style-name="T1">Croissance </text:span></text:p>
        <text:p text:style-name="Default"><text:span text:style-name="T1">Curiosité </text:span></text:p>
        <text:p text:style-name="Default"><text:span text:style-name="T1">Découverte </text:span></text:p>
        <text:p text:style-name="Default"><text:span text:style-name="T1">Déférence </text:span></text:p>
        <text:p text:style-name="Default"><text:span text:style-name="T1">Défi </text:span></text:p>
        <text:p text:style-name="Default"><text:span text:style-name="T1">Délectation </text:span></text:p>
        <text:p text:style-name="Default"><text:span text:style-name="T1">Désir </text:span></text:p>
        <text:p text:style-name="Default"><text:span text:style-name="T1">Détermination </text:span></text:p>
        <text:p text:style-name="Default"><text:span text:style-name="T1">Devoir </text:span></text:p>
        <text:p text:style-name="Default"><text:span text:style-name="T1">Dévotion </text:span></text:p>
        <text:p text:style-name="Default"><text:span text:style-name="T1">Dextérité </text:span></text:p>
        <text:p text:style-name="Default"><text:span text:style-name="T1">Dignité </text:span></text:p>
        <text:p text:style-name="Default"><text:span text:style-name="T1">Diligence </text:span></text:p>
        <text:p text:style-name="Default"><text:span text:style-name="T1">Discernement </text:span></text:p>
        <text:p text:style-name="Default"><text:span text:style-name="T4">Discipline</text:span><text:span text:style-name="T1"> </text:span></text:p>
        <text:p text:style-name="Default"><text:span text:style-name="T1">Discrétion </text:span></text:p>
        <text:p text:style-name="Default"><text:span text:style-name="T1">Disponibilité </text:span></text:p>
        <text:p text:style-name="Default"><text:span text:style-name="T1">Diversité </text:span></text:p>
        <text:p text:style-name="Default"><text:span text:style-name="T1">Domination </text:span></text:p>
        <text:p text:style-name="Default"><text:span text:style-name="T1">Don </text:span></text:p>
        <text:p text:style-name="Default"><text:span text:style-name="T1">Dynamisme </text:span></text:p>
        <text:p text:style-name="Default"><text:span text:style-name="T1">Économe </text:span></text:p>
        <text:p text:style-name="Default"><text:span text:style-name="T1">Éducation </text:span></text:p>
        <text:p text:style-name="Default"><text:span text:style-name="T1">Efficacité </text:span></text:p>
        <text:p text:style-name="Default"><text:span text:style-name="T1">Égalité </text:span></text:p>
        <text:p text:style-name="Default"><text:span text:style-name="T1">Élégance</text:span></text:p>
        <text:p text:style-name="Default"><text:span text:style-name="T1">Empathie </text:span></text:p>
        <text:p text:style-name="Default"><text:span text:style-name="T1">Empressement </text:span></text:p>
        <text:p text:style-name="Default"><text:span text:style-name="T1">Encouragement </text:span></text:p>
        <text:p text:style-name="Default"><text:span text:style-name="T1">Endurance </text:span></text:p>
        <text:p text:style-name="Default"><text:span text:style-name="T1">Énergie </text:span></text:p>
        <text:p text:style-name="Default"><text:span text:style-name="T1">Engagement </text:span></text:p>
        <text:p text:style-name="Default"><text:span text:style-name="T1">Entêtement </text:span></text:p>
        <text:p text:style-name="Default"><text:span text:style-name="T1">Enthousiasme </text:span></text:p>
        <text:p text:style-name="Default"><text:span text:style-name="T1">Équité </text:span></text:p>
        <text:p text:style-name="Default"><text:span text:style-name="T1">Espérance </text:span></text:p>
        <text:p text:style-name="Default"><text:span text:style-name="T1">Être le meilleur </text:span></text:p>
        <text:p text:style-name="Default"><text:span text:style-name="T1">Euphorie </text:span></text:p>
        <text:p text:style-name="Default"><text:span text:style-name="T1">Exactitude </text:span></text:p>
        <text:p text:style-name="Default"><text:span text:style-name="T1">Excellence </text:span></text:p>
        <text:p text:style-name="Default"><text:span text:style-name="T1">Expérience </text:span></text:p>
        <text:p text:style-name="Default"><text:span text:style-name="T1">Expertise </text:span></text:p>
        <text:p text:style-name="Default"><text:span text:style-name="T1">Exploration </text:span></text:p>
        <text:p text:style-name="Default"><text:span text:style-name="T1">Expressivité </text:span></text:p>
        <text:p text:style-name="Default"><text:span text:style-name="T1">Extase </text:span></text:p>
        <text:p text:style-name="Default"><text:span text:style-name="T1">Extravagance </text:span></text:p>
        <text:p text:style-name="Default"><text:span text:style-name="T1">Exubérance </text:span></text:p>
        <text:p text:style-name="Default"><text:span text:style-name="T3">Famille</text:span><text:span text:style-name="T1"> </text:span></text:p>
        <text:p text:style-name="Default"><text:span text:style-name="T1">Fascination </text:span></text:p>
        <text:p text:style-name="Default"><text:span text:style-name="T1">Fermeté </text:span></text:p>
        <text:p text:style-name="Default"><text:span text:style-name="T1">Férocité </text:span></text:p>
        <text:p text:style-name="Default"><text:span text:style-name="T1">Fiabilité </text:span></text:p>
        <text:p text:style-name="Default"><text:span text:style-name="T3">Fidélité</text:span><text:span text:style-name="T1"> </text:span></text:p>
        <text:p text:style-name="Default"><text:span text:style-name="T1">Finesse </text:span></text:p>
        <text:p text:style-name="Default"><text:span text:style-name="T1">Flexibilité </text:span></text:p>
        <text:p text:style-name="Default"><text:span text:style-name="T1">Force </text:span></text:p>
        <text:p text:style-name="Default"><text:span text:style-name="T1">Fraîcheur </text:span></text:p>
        <text:p text:style-name="Default"><text:span text:style-name="T1">Franchise </text:span></text:p>
        <text:p text:style-name="Default"><text:span text:style-name="T1">Frugalité </text:span></text:p>
        <text:p text:style-name="Default"><text:span text:style-name="T1">Fun </text:span></text:p>
        <text:p text:style-name="Default"><text:span text:style-name="T1">Furtif </text:span></text:p>
        <text:p text:style-name="Default"><text:span text:style-name="T1">Gagner </text:span></text:p>
        <text:p text:style-name="Default"><text:span text:style-name="T1">Gaieté </text:span></text:p>
        <text:p text:style-name="Default"><text:span text:style-name="T1">Galanterie </text:span></text:p>
        <text:p text:style-name="Default"><text:span text:style-name="T1">Générosité </text:span></text:p>
        <text:p text:style-name="Default"><text:span text:style-name="T1">Grâce </text:span></text:p>
        <text:p text:style-name="Default"><text:span text:style-name="T1">Gratitude </text:span></text:p>
        <text:p text:style-name="Default"><text:span text:style-name="T1">Habileté </text:span></text:p>
        <text:p text:style-name="P1"><text:span text:style-name="T1">Harmonie intérieure </text:span></text:p>
        <text:p text:style-name="Default"><text:span text:style-name="T1">Héroïsme </text:span></text:p>
        <text:p text:style-name="Default"><text:span text:style-name="T1">Honnêteté </text:span></text:p>
        <text:p text:style-name="Default"><text:span text:style-name="T1">Immobilisme </text:span></text:p>
        <text:p text:style-name="Default"><text:span text:style-name="T1">Importance </text:span></text:p>
        <text:p text:style-name="Default"><text:span text:style-name="T1">Intelligence </text:span></text:p>
        <text:p text:style-name="Default"><text:span text:style-name="T1">Intrépidité </text:span></text:p>
        <text:p text:style-name="Default"><text:span text:style-name="T1">Jeunesse </text:span></text:p>
        <text:p text:style-name="Default"><text:span text:style-name="T1">Joie </text:span></text:p>
        <text:p text:style-name="Default"><text:span text:style-name="T1">Liberté </text:span></text:p>
        <text:p text:style-name="P1"><text:span text:style-name="T1">L’indépendance financière </text:span></text:p>
        <text:p text:style-name="Default"><text:span text:style-name="T1">Lucidité </text:span></text:p>
        <text:p text:style-name="Default"><text:span text:style-name="T1">Maîtrise </text:span></text:p>
        <text:p text:style-name="Default"><text:span text:style-name="T1">Obligation </text:span></text:p>
        <text:p text:style-name="Default"><text:span text:style-name="T1">Ordre social </text:span></text:p>
        <text:p text:style-name="Default"><text:span text:style-name="T1">Orientation </text:span></text:p>
        <text:p text:style-name="Default"><text:span text:style-name="T1">Paix </text:span></text:p>
        <text:p text:style-name="Default"><text:span text:style-name="T1">Partage </text:span></text:p>
        <text:p text:style-name="Default"><text:span text:style-name="T1">Performance </text:span></text:p>
        <text:p text:style-name="Default"><text:span text:style-name="T1">Plaisir </text:span></text:p>
        <text:p text:style-name="Default"><text:span text:style-name="T1">Politesse </text:span></text:p>
        <text:p text:style-name="Default"><text:span text:style-name="T1">Pouvoir social </text:span></text:p>
        <text:p text:style-name="Default"><text:span text:style-name="T1">Prise de décision </text:span></text:p>
        <text:p text:style-name="Default"><text:span text:style-name="T1">Profondeur </text:span></text:p>
        <text:p text:style-name="Default"><text:span text:style-name="T1">Propreté </text:span></text:p>
        <text:p text:style-name="Default"><text:span text:style-name="T1">Proximité </text:span></text:p>
        <text:p text:style-name="Default"><text:span text:style-name="T1">Raffinement </text:span></text:p>
        <text:p text:style-name="Default"><text:span text:style-name="T1">Réciprocité </text:span></text:p>
        <text:p text:style-name="Default"><text:span text:style-name="T1">Réflexion </text:span></text:p>
        <text:p text:style-name="Default"><text:span text:style-name="T1">Relaxation </text:span></text:p>
        <text:p text:style-name="Default"><text:span text:style-name="T1">Repos </text:span></text:p>
        <text:p text:style-name="Default"><text:span text:style-name="T1">Résilience </text:span></text:p>
        <text:p text:style-name="Default"><text:span text:style-name="T1">Respect </text:span></text:p>
        <text:p text:style-name="P2"><text:span text:style-name="T1">Retenue </text:span></text:p>
        <text:p text:style-name="Default"><text:span text:style-name="T1">Rêve </text:span></text:p>
        <text:p text:style-name="Default"><text:span text:style-name="T1">Révérence </text:span></text:p>
        <text:p text:style-name="Default"><text:span text:style-name="T1">Richesse </text:span></text:p>
        <text:p text:style-name="Default"><text:span text:style-name="T1">Rigueur </text:span></text:p>
        <text:p text:style-name="Default"><text:span text:style-name="T1">Sacré </text:span></text:p>
        <text:p text:style-name="Default"><text:span text:style-name="T1">Sagesse </text:span></text:p>
        <text:p text:style-name="Default"><text:span text:style-name="T1">Sang-froid </text:span></text:p>
        <text:p text:style-name="Default"><text:span text:style-name="T1">Santé </text:span></text:p>
        <text:p text:style-name="Default"><text:span text:style-name="T1">Satisfaction </text:span></text:p>
        <text:p text:style-name="Default"><text:span text:style-name="T1">Sécurité </text:span></text:p>
        <text:p text:style-name="Default"><text:span text:style-name="T1">Self-contrôle </text:span></text:p>
        <text:p text:style-name="Default"><text:span text:style-name="T1">Sens de la vie </text:span></text:p>
        <text:p text:style-name="Default"><text:span text:style-name="T1">Sensibilité </text:span></text:p>
        <text:p text:style-name="Default"><text:span text:style-name="T1">Sentiment d’appartenance </text:span></text:p>
        <text:p text:style-name="Default"><text:span text:style-name="T1">Sérénité </text:span></text:p>
        <text:p text:style-name="Default"><text:span text:style-name="T1">Service </text:span></text:p>
        <text:p text:style-name="Default"><text:span text:style-name="T1">Sexualité </text:span></text:p>
        <text:p text:style-name="Default"><text:span text:style-name="T1">Silence </text:span></text:p>
        <text:p text:style-name="Default"><text:span text:style-name="T1">Simplicité </text:span></text:p>
        <text:p text:style-name="Default"><text:span text:style-name="T1">Sincérité </text:span></text:p>
        <text:p text:style-name="Default"><text:span text:style-name="T1">Solidarité </text:span></text:p>
        <text:p text:style-name="Default"><text:span text:style-name="T1">Solidité </text:span></text:p>
        <text:p text:style-name="Default"><text:span text:style-name="T1">Solitude </text:span></text:p>
        <text:p text:style-name="Default"><text:span text:style-name="T1">Soutien </text:span></text:p>
        <text:p text:style-name="Default"><text:span text:style-name="T1">Spiritualité </text:span></text:p>
        <text:p text:style-name="Default"><text:span text:style-name="T1">Spontanéité </text:span></text:p>
        <text:p text:style-name="Default"><text:span text:style-name="T1">Stabilité </text:span></text:p>
        <text:p text:style-name="Default"><text:span text:style-name="T1">Succès </text:span></text:p>
        <text:p text:style-name="Default"><text:span text:style-name="T1">Suprématie </text:span></text:p>
        <text:p text:style-name="Default"><text:span text:style-name="T1">Surprise </text:span></text:p>
        <text:p text:style-name="Default"><text:span text:style-name="T1">Sympathie </text:span></text:p>
        <text:p text:style-name="Default"><text:span text:style-name="T1">Synergie </text:span></text:p>
        <text:p text:style-name="Default"><text:span text:style-name="T1">Tradition </text:span></text:p>
        <text:p text:style-name="Default"><text:span text:style-name="T1">Tranquillité </text:span></text:p>
        <text:p text:style-name="Default"><text:span text:style-name="T1">Transcendance </text:span></text:p>
        <text:p text:style-name="Default"><text:span text:style-name="T1">Travail d’équipe </text:span></text:p>
        <text:p text:style-name="Default"><text:span text:style-name="T1">Unité </text:span></text:p>
        <text:p text:style-name="Default"><text:span text:style-name="T1">Utilité </text:span></text:p>
        <text:p text:style-name="Default"><text:span text:style-name="T1">Valeur </text:span></text:p>
        <text:p text:style-name="Default"><text:span text:style-name="T1">Variété </text:span></text:p>
        <text:p text:style-name="Default"><text:span text:style-name="T1">Vérité </text:span></text:p>
        <text:p text:style-name="P1"><text:span text:style-name="T1">Vie spirituelle </text:span></text:p>
        <text:p text:style-name="Default"><text:span text:style-name="T1">Vigilance </text:span></text:p>
        <text:p text:style-name="Default"><text:span text:style-name="T1">Vision </text:span></text:p>
        <text:p text:style-name="Default"><text:span text:style-name="T1">Vitalité </text:span></text:p>
        <text:p text:style-name="Default"><text:span text:style-name="T1">Vitesse </text:span></text:p>
        <text:p text:style-name="Default"><text:span text:style-name="T1">Vivacité </text:span></text:p>
        <text:p text:style-name="Standard"><text:span text:style-name="T5">Volonté</text:span></text:p>
        <text:p text:style-name="Standard"><text:span text:style-name="T5"/></text:p>
        <text:p text:style-name="Standard"><text:span text:style-name="T5"/></text:p>
        <text:p text:style-name="P4"><text:span text:style-name="T5"/></text:p>
        <text:p text:style-name="P6">1. Bonheur</text:p>
        <text:p text:style-name="P5">2. Auto-discipline</text:p>
        <text:p text:style-name="P5">3. Famille</text:p>
        <text:p text:style-name="P5">4. Harmonie intérieure</text:p>
        <text:p text:style-name="P5">5. Vie Spirituelle</text:p>
        <text:p text:style-name="P5">6. Confiance en soi</text:p>
        <text:p text:style-name="P5">7. Aventure</text:p>
        <text:p text:style-name="P5">8. Autonomie</text:p>
        <text:p text:style-name="P5">9. indépendance financière</text:p>
        <text:p text:style-name="P5">10. Fidélité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EGEAULT Laurène</meta:initial-creator>
    <meta:editing-cycles>2</meta:editing-cycles>
    <meta:creation-date>2020-01-29T10:14:00</meta:creation-date>
    <dc:date>2021-02-02T13:41:40.032715558</dc:date>
    <meta:editing-duration>PT11M47S</meta:editing-duration>
    <meta:generator>LibreOffice/7.0.3.1$Linux_X86_64 LibreOffice_project/00$Build-1</meta:generator>
    <meta:document-statistic meta:table-count="0" meta:image-count="0" meta:object-count="0" meta:page-count="2" meta:paragraph-count="221" meta:word-count="252" meta:character-count="2333" meta:non-whitespace-character-count="2093"/>
    <meta:user-defined meta:name="AppVersion">16.0000</meta:user-defined>
    <meta:user-defined meta:name="ContentTypeId">0x010100C48351793C3A0A478C01AAD95A01761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